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1" fo:font-style="normal" officeooo:rsid="0017ff35" officeooo:paragraph-rsid="0017ff35" style:font-style-asian="normal" style:font-style-complex="normal"/>
    </style:style>
    <style:style style:name="P2" style:family="paragraph" style:parent-style-name="Standard">
      <style:text-properties style:font-name="Noto Sans1" fo:font-style="normal" officeooo:rsid="001b5733" officeooo:paragraph-rsid="001b5733" style:font-style-asian="normal" style:font-style-complex="normal"/>
    </style:style>
    <style:style style:name="P3" style:family="paragraph" style:parent-style-name="Standard">
      <style:text-properties style:font-name="Noto Sans1" fo:font-style="normal" officeooo:rsid="001f982c" officeooo:paragraph-rsid="001f982c" style:font-style-asian="normal" style:font-style-complex="normal"/>
    </style:style>
    <style:style style:name="P4" style:family="paragraph" style:parent-style-name="Standard"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break-before="page"/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style:font-name="Noto Sans1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Noto Sans1" fo:font-size="18pt" fo:font-style="normal" fo:font-weight="bold" officeooo:rsid="001cee14" officeooo:paragraph-rsid="001cee14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style:font-name="Noto Sans1" fo:font-size="14pt" fo:font-style="normal" fo:font-weight="bold" officeooo:rsid="001b5733" officeooo:paragraph-rsid="001b573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Noto Sans1" fo:font-size="14pt" fo:font-style="normal" fo:font-weight="bold" officeooo:rsid="002b072c" officeooo:paragraph-rsid="002b072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Noto Sans1" fo:font-size="14pt" fo:font-style="normal" fo:font-weight="bold" officeooo:rsid="0017ff35" officeooo:paragraph-rsid="001caed5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Noto Sans1" fo:font-size="12pt" fo:font-style="normal" fo:font-weight="normal" officeooo:rsid="001bf2a2" officeooo:paragraph-rsid="001bf2a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Noto Sans1" fo:font-size="12pt" fo:font-style="normal" fo:font-weight="normal" officeooo:rsid="001cee14" officeooo:paragraph-rsid="001cee1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style:font-name="Noto Sans1" officeooo:rsid="0017ff35" officeooo:paragraph-rsid="0017ff35"/>
    </style:style>
    <style:style style:name="P14" style:family="paragraph" style:parent-style-name="Standard" style:list-style-name="L1">
      <style:text-properties style:font-name="Noto Sans1" officeooo:rsid="0017ff35" officeooo:paragraph-rsid="0017ff35" fo:background-color="#ffff00"/>
    </style:style>
    <style:style style:name="P15" style:family="paragraph" style:parent-style-name="Standard" style:list-style-name="L1">
      <style:text-properties style:font-name="Noto Sans1" fo:font-style="italic" officeooo:rsid="0017ff35" officeooo:paragraph-rsid="0017ff35" fo:background-color="#ffff00" style:font-style-asian="italic" style:font-style-complex="italic"/>
    </style:style>
    <style:style style:name="P16" style:family="paragraph" style:parent-style-name="Standard" style:list-style-name="L1">
      <style:text-properties style:font-name="Noto Sans1" fo:font-style="italic" officeooo:rsid="0017ff35" officeooo:paragraph-rsid="0017ff35" style:font-style-asian="italic" style:font-style-complex="italic"/>
    </style:style>
    <style:style style:name="P17" style:family="paragraph" style:parent-style-name="Standard" style:list-style-name="L1">
      <style:text-properties style:font-name="Noto Sans1" fo:font-style="normal" officeooo:rsid="0017ff35" officeooo:paragraph-rsid="0017ff35" fo:background-color="#ffff00" style:font-style-asian="normal" style:font-style-complex="normal"/>
    </style:style>
    <style:style style:name="P18" style:family="paragraph" style:parent-style-name="Standard" style:list-style-name="L1">
      <style:text-properties style:font-name="Noto Sans1" fo:font-style="normal" officeooo:rsid="001cee14" officeooo:paragraph-rsid="001cee14" fo:background-color="#ffff00" style:font-style-asian="normal" style:font-style-complex="normal"/>
    </style:style>
    <style:style style:name="P19" style:family="paragraph" style:parent-style-name="Standard" style:list-style-name="L1">
      <style:text-properties style:font-name="Noto Sans1" fo:font-style="normal" officeooo:rsid="0017ff35" officeooo:paragraph-rsid="0017ff35" style:font-style-asian="normal" style:font-style-complex="normal"/>
    </style:style>
    <style:style style:name="P20" style:family="paragraph" style:parent-style-name="Standard" style:list-style-name="L3">
      <style:text-properties style:font-name="Noto Sans1" fo:font-style="normal" officeooo:rsid="0029679c" officeooo:paragraph-rsid="0029679c" style:font-style-asian="normal" style:font-style-complex="normal"/>
    </style:style>
    <style:style style:name="P21" style:family="paragraph" style:parent-style-name="Standard" style:list-style-name="L8">
      <style:text-properties style:font-name="Noto Sans1" fo:font-style="normal" officeooo:rsid="00340d8a" officeooo:paragraph-rsid="00340d8a" style:font-style-asian="normal" style:font-style-complex="normal"/>
    </style:style>
    <style:style style:name="P22" style:family="paragraph" style:parent-style-name="Standard" style:list-style-name="L8">
      <style:text-properties style:font-name="Noto Sans1" fo:font-style="normal" officeooo:rsid="0038282f" officeooo:paragraph-rsid="0038282f" style:font-style-asian="normal" style:font-style-complex="normal"/>
    </style:style>
    <style:style style:name="P23" style:family="paragraph" style:parent-style-name="Standard" style:list-style-name="L8">
      <style:text-properties style:font-name="Noto Sans1" fo:font-style="normal" officeooo:rsid="0034f4e5" officeooo:paragraph-rsid="0034f4e5" style:font-style-asian="normal" style:font-style-complex="normal"/>
    </style:style>
    <style:style style:name="P24" style:family="paragraph" style:parent-style-name="Standard" style:list-style-name="L8">
      <style:text-properties style:font-name="Noto Sans1" fo:font-style="normal" officeooo:rsid="001cee14" officeooo:paragraph-rsid="001d16bd" style:font-style-asian="normal" style:font-style-complex="normal"/>
    </style:style>
    <style:style style:name="P25" style:family="paragraph" style:parent-style-name="Standard" style:list-style-name="L2">
      <style:text-properties style:font-name="Noto Sans1" fo:font-size="12pt" fo:font-style="normal" fo:font-weight="normal" officeooo:rsid="00350829" officeooo:paragraph-rsid="00350829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text-properties style:font-name="Noto Sans1" fo:font-size="12pt" fo:font-style="normal" fo:font-weight="normal" officeooo:rsid="001d16bd" officeooo:paragraph-rsid="003ab00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text-properties style:font-name="Noto Sans1" fo:font-size="12pt" fo:font-style="normal" fo:font-weight="normal" officeooo:rsid="001b5733" officeooo:paragraph-rsid="001b573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text-properties style:font-name="Noto Sans1" fo:font-size="12pt" fo:font-style="normal" fo:font-weight="normal" officeooo:rsid="001bf2a2" officeooo:paragraph-rsid="001bf2a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text-properties style:font-name="Noto Sans1" fo:font-size="12pt" fo:font-style="normal" fo:font-weight="normal" officeooo:rsid="001bf2a2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3">
      <style:text-properties style:font-name="Noto Sans1" fo:font-size="12pt" fo:font-style="normal" fo:font-weight="normal" officeooo:rsid="00221b32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4">
      <style:text-properties style:font-name="Noto Sans1" fo:font-size="12pt" fo:font-style="normal" fo:font-weight="normal" officeooo:rsid="00221b32" officeooo:paragraph-rsid="00221b32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3">
      <style:text-properties style:font-name="Noto Sans1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4">
      <style:text-properties style:font-name="Noto Sans1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4">
      <style:text-properties style:font-name="Noto Sans1" fo:font-size="12pt" fo:font-style="normal" fo:font-weight="normal" officeooo:rsid="00364d05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4">
      <style:text-properties style:font-name="Noto Sans1" fo:font-size="12pt" fo:font-style="normal" fo:font-weight="normal" officeooo:rsid="00364d05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3">
      <style:text-properties style:font-name="Noto Sans1" fo:font-size="12pt" fo:font-style="normal" fo:font-weight="normal" officeooo:rsid="0029679c" officeooo:paragraph-rsid="0029679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text-properties style:font-name="Noto Sans1" fo:font-size="12pt" fo:font-style="normal" fo:font-weight="normal" officeooo:rsid="001f982c" officeooo:paragraph-rsid="001f982c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font-name="Noto Sans1" fo:font-size="12pt" fo:font-style="normal" fo:font-weight="normal" officeooo:rsid="001caed5" officeooo:paragraph-rsid="001caed5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text-properties style:font-name="Noto Sans1" fo:font-size="12pt" fo:font-style="normal" fo:font-weight="normal" officeooo:rsid="002307e5" officeooo:paragraph-rsid="002307e5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">
      <style:text-properties style:font-name="Noto Sans1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4">
      <style:text-properties style:font-name="Noto Sans1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4">
      <style:text-properties style:font-name="Noto Sans1" fo:font-size="12pt" fo:font-style="normal" fo:font-weight="normal" officeooo:rsid="002030e3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4">
      <style:text-properties style:font-name="Noto Sans1" fo:font-size="12pt" fo:font-style="normal" fo:font-weight="normal" officeooo:rsid="002030e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4">
      <style:text-properties style:font-name="Noto Sans1" fo:font-size="12pt" fo:font-style="normal" fo:font-weight="normal" officeooo:rsid="002030e3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text-properties style:font-name="Noto Sans1" fo:font-size="12pt" fo:font-style="normal" fo:font-weight="normal" officeooo:rsid="0024407a" officeooo:paragraph-rsid="0024407a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2">
      <style:text-properties style:font-name="Noto Sans1" fo:font-size="12pt" fo:font-style="normal" fo:font-weight="normal" officeooo:rsid="0025afbc" officeooo:paragraph-rsid="00274c32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">
      <style:text-properties style:font-name="Noto Sans1" fo:font-size="12pt" fo:font-style="normal" fo:font-weight="normal" officeooo:rsid="0025afbc" officeooo:paragraph-rsid="0025afbc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2">
      <style:text-properties style:font-name="Noto Sans1" fo:font-size="12pt" fo:font-style="normal" fo:font-weight="normal" officeooo:rsid="00274c32" officeooo:paragraph-rsid="00274c32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4">
      <style:text-properties style:font-name="Noto Sans1" fo:font-size="12pt" fo:font-style="normal" fo:font-weight="normal" officeooo:rsid="003913c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4">
      <style:text-properties style:font-name="Noto Sans1" fo:font-size="12pt" fo:font-style="normal" fo:font-weight="normal" officeooo:rsid="0038282f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4">
      <style:text-properties style:font-name="Noto Sans1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7">
      <style:text-properties style:font-name="Noto Sans1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7">
      <style:text-properties style:font-name="Noto Sans1" fo:font-size="12pt" fo:font-style="normal" fo:font-weight="normal" officeooo:rsid="0038282f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4">
      <style:text-properties style:font-name="Noto Sans1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7">
      <style:text-properties style:font-name="Noto Sans1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4">
      <style:text-properties style:font-name="Noto Sans1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7">
      <style:text-properties style:font-name="Noto Sans1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4">
      <style:text-properties style:font-name="Noto Sans1" fo:font-size="12pt" fo:font-style="normal" fo:font-weight="normal" officeooo:rsid="003a15c1" officeooo:paragraph-rsid="003a15c1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7">
      <style:text-properties style:font-name="Noto Sans1" fo:font-size="12pt" fo:font-style="normal" fo:font-weight="normal" officeooo:rsid="00340d8a" officeooo:paragraph-rsid="00340d8a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7">
      <style:text-properties style:font-name="Noto Sans1" fo:font-size="12pt" fo:font-style="normal" fo:font-weight="normal" officeooo:rsid="0034f4e5" officeooo:paragraph-rsid="0034f4e5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4">
      <style:text-properties style:font-name="Noto Sans1" fo:font-size="12pt" fo:font-style="normal" fo:font-weight="normal" officeooo:rsid="0029679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4">
      <style:text-properties style:font-name="Noto Sans1" fo:font-size="12pt" fo:font-style="normal" fo:font-weight="normal" officeooo:rsid="002b072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6">
      <style:text-properties style:font-name="Noto Sans1" fo:font-size="12pt" fo:font-style="normal" fo:font-weight="normal" officeooo:rsid="002b072c" officeooo:paragraph-rsid="002fbd59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4">
      <style:text-properties style:font-name="Noto Sans1" fo:font-size="12pt" fo:font-style="normal" fo:font-weight="normal" officeooo:rsid="002cf419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5">
      <style:text-properties style:font-name="Noto Sans1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6">
      <style:text-properties style:font-name="Noto Sans1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5">
      <style:text-properties style:font-name="Noto Sans1" fo:font-size="12pt" fo:font-style="normal" fo:font-weight="normal" officeooo:rsid="001d16bd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5">
      <style:text-properties style:font-name="Noto Sans1" fo:font-size="12pt" fo:font-style="normal" fo:font-weight="normal" officeooo:rsid="001cee14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8">
      <style:text-properties style:font-name="Noto Sans1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5">
      <style:text-properties style:font-name="Noto Sans1" fo:font-size="12pt" fo:font-style="normal" fo:font-weight="normal" officeooo:rsid="0028f873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6">
      <style:text-properties style:font-name="Noto Sans1" fo:font-size="12pt" fo:font-style="normal" fo:font-weight="normal" officeooo:rsid="00295fc2" officeooo:paragraph-rsid="00295fc2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6">
      <style:text-properties style:font-name="Noto Sans1" fo:font-size="12pt" fo:font-style="normal" fo:font-weight="normal" officeooo:rsid="00295fc2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6">
      <style:text-properties style:font-name="Noto Sans1" fo:font-size="12pt" fo:font-style="normal" fo:font-weight="normal" officeooo:rsid="002dec9d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6">
      <style:text-properties style:font-name="Noto Sans1" fo:font-size="12pt" fo:font-style="normal" fo:font-weight="normal" officeooo:rsid="0034f4e5" officeooo:paragraph-rsid="0034f4e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6">
      <style:text-properties style:font-name="Noto Sans1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4">
      <style:text-properties style:font-name="Noto Sans1" fo:font-size="12pt" fo:font-style="normal" fo:font-weight="bold" officeooo:rsid="003913c3" officeooo:paragraph-rsid="003913c3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 style:list-style-name="L4">
      <style:text-properties style:font-name="Noto Sans1" fo:font-size="14pt" fo:font-style="normal" fo:font-weight="bold" officeooo:rsid="00221b32" officeooo:paragraph-rsid="00221b32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 style:list-style-name="L4">
      <style:text-properties style:font-name="Noto Sans1" fo:font-size="13pt" fo:font-style="normal" fo:font-weight="bold" officeooo:rsid="002b072c" officeooo:paragraph-rsid="003913c3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1c9631"/>
    </style:style>
    <style:style style:name="T2" style:family="text">
      <style:text-properties officeooo:rsid="001caed5"/>
    </style:style>
    <style:style style:name="T3" style:family="text">
      <style:text-properties officeooo:rsid="001cee14"/>
    </style:style>
    <style:style style:name="T4" style:family="text">
      <style:text-properties officeooo:rsid="001d16bd"/>
    </style:style>
    <style:style style:name="T5" style:family="text">
      <style:text-properties officeooo:rsid="00274c32"/>
    </style:style>
    <style:style style:name="T6" style:family="text">
      <style:text-properties officeooo:rsid="0028f873"/>
    </style:style>
    <style:style style:name="T7" style:family="text">
      <style:text-properties officeooo:rsid="00295fc2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d16bd" style:font-size-asian="18pt" style:font-weight-asian="bold" style:font-size-complex="18pt" style:font-weight-complex="bold"/>
    </style:style>
    <style:style style:name="T10" style:family="text">
      <style:text-properties officeooo:rsid="002cf419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4f4e5" style:font-size-asian="10.5pt" style:font-weight-asian="normal" style:font-size-complex="12pt" style:font-weight-complex="normal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340d8a"/>
    </style:style>
    <style:style style:name="T15" style:family="text">
      <style:text-properties officeooo:rsid="0034f4e5"/>
    </style:style>
    <style:style style:name="T16" style:family="text">
      <style:text-properties officeooo:rsid="0024407a"/>
    </style:style>
    <style:style style:name="T17" style:family="text">
      <style:text-properties officeooo:rsid="00364d05"/>
    </style:style>
    <style:style style:name="T18" style:family="text">
      <style:text-properties officeooo:rsid="0038282f"/>
    </style:style>
    <style:style style:name="T19" style:family="text">
      <style:text-properties officeooo:rsid="00383145"/>
    </style:style>
    <style:style style:name="T20" style:family="text">
      <style:text-properties officeooo:rsid="003913c3"/>
    </style:style>
    <style:style style:name="T21" style:family="text">
      <style:text-properties officeooo:rsid="003a15c1"/>
    </style:style>
    <style:style style:name="T22" style:family="text">
      <style:text-properties officeooo:rsid="003ab00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29972862" text:style-name="L1">
        <text:list-item>
          <text:p text:style-name="P13">Introduzione (cosa mi propongo di raggiungere con la tesi)</text:p>
          <text:p text:style-name="P13"/>
        </text:list-item>
        <text:list-item>
          <text:p text:style-name="P14">Background (2-4 pg)</text:p>
          <text:list>
            <text:list-item>
              <text:p text:style-name="P15">biologico (dal DNA alla trascrizione, cos’è una proteina, a che servono, come funziona una cellula, molto superficiale, solo infarinatura!) </text:p>
            </text:list-item>
            <text:list-item>
              <text:p text:style-name="P15">bioinformatica</text:p>
              <text:p text:style-name="P13"/>
            </text:list-item>
          </text:list>
        </text:list-item>
        <text:list-item>
          <text:p text:style-name="P13"><text:span text:style-name="T13">Problema della predizione della struttura delle proteine (è un contributo importante della tesi; un bioinformatico si aspetta di trovare informazioni nuove)</text:span> (5-15pg)</text:p>
          <text:p text:style-name="P13"/>
        </text:list-item>
        <text:list-item>
          <text:p text:style-name="P14">Metodi per la predizione della struttura delle proteine (ad alto livello)</text:p>
          <text:list>
            <text:list-item>
              <text:p text:style-name="P14">classici</text:p>
            </text:list-item>
            <text:list-item>
              <text:p text:style-name="P14">storia fino ad AlphaFold</text:p>
              <text:p text:style-name="P13"/>
            </text:list-item>
          </text:list>
        </text:list-item>
        <text:list-item>
          <text:p text:style-name="P13">AlphaFold</text:p>
          <text:list>
            <text:list-item>
              <text:p text:style-name="P15">principi funzionamento superficiali, approccio usato</text:p>
            </text:list-item>
            <text:list-item>
              <text:p text:style-name="P15">cosa consente di fare</text:p>
            </text:list-item>
            <text:list-item>
              <text:p text:style-name="P15">CASP e risultati (convincere che AlphaFold ha schiacciato gli avversari! Non è solo un miglioramento di un epsilon ma una rivoluzione)</text:p>
              <text:p text:style-name="P16"/>
            </text:list-item>
          </text:list>
        </text:list-item>
        <text:list-item>
          <text:p text:style-name="P17">Utilizzo di AlphaFold</text:p>
          <text:list>
            <text:list-item>
              <text:p text:style-name="P17">esempio d’uso (fai notare il fatto che ci sia un server dell’Unipi e che l’ho usato)</text:p>
            </text:list-item>
            <text:list-item>
              <text:p text:style-name="P17">visualizzazione risultato (e differenze rappresentazioni)</text:p>
              <text:p text:style-name="P19"/>
            </text:list-item>
          </text:list>
        </text:list-item>
      </text:list>
      <text:h text:style-name="Heading_20_1" text:outline-level="1">Scenari futuri e conclusioni</text:h>
      <text:list xml:id="list214230646918475" text:continue-numbering="true" text:style-name="L1">
        <text:list-item>
          <text:list>
            <text:list-item>
              <text:p text:style-name="P18">il problema del protein folding non è risolto</text:p>
            </text:list-item>
            <text:list-item>
              <text:p text:style-name="P18">drug engineering</text:p>
            </text:list-item>
            <text:list-item>
              <text:p text:style-name="P18">isomorphic labs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pitoletti che indicano 1-2 paragrafi del capitolo così da fare brainstorming e avere una scaletta più o mena chiara del laovo</text:p>
      <text:p text:style-name="P1"/>
      <text:p text:style-name="P1"/>
      <text:p text:style-name="P1"><text:soft-page-break/></text:p>
      <text:p text:style-name="P2"><text:span text:style-name="T9">2) </text:span><text:span text:style-name="T8">BACKGROUND</text:span></text:p>
      <text:p text:style-name="P8">Background biologico</text:p>
      <text:list xml:id="list84278723" text:style-name="L2">
        <text:list-item>
          <text:p text:style-name="P25">organizzazione molecolare dei viventi</text:p>
        </text:list-item>
        <text:list-item>
          <text:p text:style-name="P26">come funziona una cellula</text:p>
        </text:list-item>
        <text:list-item>
          <text:p text:style-name="P27">DNA,<text:span text:style-name="T3"> </text:span><text:span text:style-name="T7">fenotipo e genotipo</text:span></text:p>
        </text:list-item>
        <text:list-item>
          <text:p text:style-name="P28">RNA</text:p>
        </text:list-item>
        <text:list-item>
          <text:p text:style-name="P28">Dogma centrale della biologia</text:p>
        </text:list-item>
        <text:list-item>
          <text:p text:style-name="P28"><text:span text:style-name="T6">codoni, a</text:span>mminoacidi</text:p>
        </text:list-item>
        <text:list-item>
          <text:p text:style-name="P28">Protein<text:span text:style-name="T1">e, </text:span><text:span text:style-name="T3">le </text:span><text:span text:style-name="T2">macromolecole più importanti della vita</text:span></text:p>
        </text:list-item>
      </text:list>
      <text:p text:style-name="P8"/>
      <text:p text:style-name="P8">Background informatico</text:p>
      <text:list xml:id="list3074209708" text:style-name="L3">
        <text:list-item>
          <text:p text:style-name="P30">bioinformatica</text:p>
        </text:list-item>
        <text:list-item>
          <text:p text:style-name="P32">database bioinformatici</text:p>
        </text:list-item>
        <text:list-item>
          <text:p text:style-name="P36">machine learning</text:p>
        </text:list-item>
        <text:list-item>
          <text:p text:style-name="P20"><text:span text:style-name="T12">reti neurali, </text:span><text:span text:style-name="T11">deep learning</text:span></text:p>
        </text:list-item>
      </text:list>
      <text:p text:style-name="P2"/>
      <text:p text:style-name="P4"><text:span text:style-name="T4">3) </text:span>IL PROBLEMA DEL PROTEIN FOLDING</text:p>
      <text:list xml:id="list214232367289425" text:continue-list="list84278723" text:style-name="L2">
        <text:list-item>
          <text:p text:style-name="P37">cos’è il problema del protein folding: <text:span text:style-name="T21">non solo la struttura finale</text:span></text:p>
        </text:list-item>
        <text:list-item>
          <text:p text:style-name="P38">3 sottoproblemi: folding code, protein structure prediction e folding process</text:p>
        </text:list-item>
        <text:list-item>
          <text:p text:style-name="P39">le domande di principio del protein folding</text:p>
        </text:list-item>
        <text:list-item>
          <text:p text:style-name="P29">struttura delle proteine (<text:span text:style-name="T2">4 </text:span>livelli)</text:p>
        </text:list-item>
        <text:list-item>
          <text:p text:style-name="P29">Domini, Residui, Motivi, Giri</text:p>
        </text:list-item>
        <text:list-item>
          <text:p text:style-name="P37">postulato di Anfinsen, <text:span text:style-name="T16">paradosso di Levinthal</text:span></text:p>
        </text:list-item>
        <text:list-item>
          <text:p text:style-name="P25">interazioni (covalenti, polari, van der Waals, ..)</text:p>
        </text:list-item>
        <text:list-item>
          <text:p text:style-name="P40">una forza dominante o tante piccole forze?</text:p>
        </text:list-item>
        <text:list-item>
          <text:p text:style-name="P40">Cambio di paradigma da metà anni ‘80</text:p>
        </text:list-item>
        <text:list-item>
          <text:p text:style-name="P45">chaperonine, <text:span text:style-name="T5">sintesi</text:span></text:p>
        </text:list-item>
        <text:list-item>
          <text:p text:style-name="P46">misfolding (denaturazione)</text:p>
        </text:list-item>
        <text:list-item>
          <text:p text:style-name="P47">struttura <text:span text:style-name="T5">e </text:span>funzione, malattie <text:span text:style-name="T5">e prioni</text:span></text:p>
        </text:list-item>
        <text:list-item>
          <text:p text:style-name="P48">Limiti al ripiegamento: angoli di tersione e piano di Ramachandran</text:p>
        </text:list-item>
        <text:list-item>
          <text:p text:style-name="P48">processo spontaneo: energia di Gibbs, entalpia, entropia</text:p>
          <text:p text:style-name="P48"/>
        </text:list-item>
      </text:list>
      <text:p text:style-name="P11"/>
      <text:p text:style-name="P4"/>
      <text:p text:style-name="P5"><text:span text:style-name="T4">4) </text:span>PREDIZIONE DELLA STRUTTURA D<text:span text:style-name="T5">I</text:span> PROTEINE<text:line-break/></text:p>
      <text:list xml:id="list1706053463" text:style-name="L4">
        <text:list-header>
          <text:p text:style-name="P77"><text:span text:style-name="T17">COME VENGONO DETERMINATE </text:span><text:span text:style-name="T21">SPERIMENTALMENTE </text:span><text:span text:style-name="T17">LE STRUTTURE</text:span></text:p>
        </text:list-header>
        <text:list-item>
          <text:p text:style-name="P33">cristallografia a raggi-x</text:p>
        </text:list-item>
        <text:list-item>
          <text:p text:style-name="P33">NMR, risonanza magnetica nucleare</text:p>
        </text:list-item>
        <text:list-item>
          <text:p text:style-name="P33">Cryo-EM (electron microscopy)</text:p>
          <text:p text:style-name="P31"/>
          <text:p text:style-name="P77"><text:span text:style-name="T17">STRUMENTI E </text:span>METODI COMPUTAZIONALI</text:p>
        </text:list-item>
        <text:list-item>
          <text:p text:style-name="P41">utilità: farmaci e funzione dalla sequenza genica</text:p>
        </text:list-item>
        <text:list-item>
          <text:p text:style-name="P33">come sono descritte le struttre delle proteine (es. PDB format)</text:p>
        </text:list-item>
        <text:list-item>
          <text:p text:style-name="P61">rappresentazioone DNA e sequenze amminoacidiche</text:p>
        </text:list-item>
        <text:list-item>
          <text:p text:style-name="P42">PDB, Protein Databank</text:p>
        </text:list-item>
        <text:list-item>
          <text:p text:style-name="P43">CASP</text:p>
          <text:p text:style-name="P49"/>
        </text:list-item>
        <text:list-item>
          <text:p text:style-name="P49">Workflow oggi (2015)</text:p>
        </text:list-item>
        <text:list-item>
          <text:p text:style-name="P49">proprietà dati input</text:p>
        </text:list-item>
        <text:list-item>
          <text:p text:style-name="P49">output: modelli e informazioni</text:p>
        </text:list-item>
        <text:list-item>
          <text:p text:style-name="P34"><text:span text:style-name="T20">metri</text:span><text:span text:style-name="T22">che </text:span><text:span text:style-name="T20">di </text:span>valutazione e verifica</text:p>
          <text:list>
            <text:list-item>
              <text:p text:style-name="P50">lDDT, GDT...</text:p>
            </text:list-item>
          </text:list>
          <text:p text:style-name="P43"/>
        </text:list-item>
        <text:list-item>
          <text:p text:style-name="P76">Paradigmi (approssimazione biologica)</text:p>
          <text:list>
            <text:list-item>
              <text:p text:style-name="P54">ab initio </text:p>
              <text:list>
                <text:list-item>
                  <text:p text:style-name="P56">spazio configurazionale</text:p>
                </text:list-item>
                <text:list-item>
                  <text:p text:style-name="P56">MD: molecular dynamics</text:p>
                </text:list-item>
                <text:list-item>
                  <text:p text:style-name="P56">complessità e utilità</text:p>
                </text:list-item>
              </text:list>
            </text:list-item>
            <text:list-item>
              <text:p text:style-name="P33">template-based <text:span text:style-name="T20">(homology-based)</text:span></text:p>
              <text:list>
                <text:list-item>
                  <text:p text:style-name="P56">5 step principali</text:p>
                </text:list-item>
              </text:list>
            </text:list-item>
            <text:list-item>
              <text:p text:style-name="P51">threading</text:p>
            </text:list-item>
          </text:list>
        </text:list-item>
        <text:list-item>
          <text:p text:style-name="P33">metodi integrativi</text:p>
          <text:p text:style-name="P49"/>
        </text:list-item>
        <text:list-item>
          <text:p text:style-name="P76">Paradigmi (soft computing)</text:p>
          <text:list>
            <text:list-item>
              <text:p text:style-name="P49">ANN</text:p>
            </text:list-item>
            <text:list-item>
              <text:p text:style-name="P49">EC</text:p>
            </text:list-item>
            <text:list-item>
              <text:p text:style-name="P49">SVM</text:p>
            </text:list-item>
            <text:list-item>
              <text:p text:style-name="P58">altri approcci: statistici, matematici, correlated mutation, ...</text:p>
              <text:p text:style-name="P49"/>
            </text:list-item>
          </text:list>
        </text:list-item>
        <text:list-item>
          <text:p text:style-name="P78">ML e task biologici</text:p>
          <text:list>
            <text:list-item>
              <text:p text:style-name="P62">MSA</text:p>
            </text:list-item>
            <text:list-item>
              <text:p text:style-name="P62"><text:soft-page-break/>attention, self-attention, <text:span text:style-name="T10">transformer</text:span></text:p>
            </text:list-item>
            <text:list-item>
              <text:p text:style-name="P64">equivarianza</text:p>
            </text:list-item>
          </text:list>
          <text:p text:style-name="P35"/>
        </text:list-item>
        <text:list-item>
          <text:p text:style-name="P51">un po’ di storia:</text:p>
          <text:list>
            <text:list-item>
              <text:p text:style-name="P44">primi passi: predizione struttura secondaria</text:p>
            </text:list-item>
            <text:list-item>
              <text:p text:style-name="P41">anni ´90: database, omologia e sequence alignment</text:p>
            </text:list-item>
          </text:list>
        </text:list-item>
      </text:list>
      <text:p text:style-name="P10"/>
      <text:p text:style-name="P7"><text:span text:style-name="T4">5) </text:span>ALPHAFOLD</text:p>
      <text:list xml:id="list1825181712" text:style-name="L5">
        <text:list-item>
          <text:p text:style-name="P65">rivoluzione</text:p>
        </text:list-item>
        <text:list-item>
          <text:p text:style-name="P67">cosa consente di fare</text:p>
        </text:list-item>
        <text:list-item>
          <text:p text:style-name="P68">CASP 13, AlphaFold1</text:p>
        </text:list-item>
        <text:list-item>
          <text:p text:style-name="P68">CASP 14, AlphaFold2 e rivoluzione</text:p>
        </text:list-item>
        <text:list-item>
          <text:p text:style-name="P70">AlphaFold DB</text:p>
        </text:list-item>
        <text:list-item>
          <text:p text:style-name="P65">limiti, intrinsically disordered protein regions</text:p>
          <text:p text:style-name="P70"/>
        </text:list-item>
      </text:list>
      <text:p text:style-name="P9">PRINCIPI DI FUNZIONAMENTO</text:p>
      <text:list xml:id="list1338246886" text:style-name="L6">
        <text:list-item>
          <text:p text:style-name="P71">distogramma (contact map)</text:p>
        </text:list-item>
        <text:list-item>
          <text:p text:style-name="P72">dataset bioinformatici usati</text:p>
        </text:list-item>
        <text:list-item>
          <text:p text:style-name="P73">architettura di AlphaFold</text:p>
          <text:list>
            <text:list-item>
              <text:p text:style-name="P74">input</text:p>
            </text:list-item>
            <text:list-item>
              <text:p text:style-name="P75">database usati</text:p>
            </text:list-item>
            <text:list-item>
              <text:p text:style-name="P75">rappresentazioni intermedie</text:p>
            </text:list-item>
            <text:list-item>
              <text:p text:style-name="P75">evoformer</text:p>
            </text:list-item>
            <text:list-item>
              <text:p text:style-name="P66">cosa è cambiato da AlphaFold 1</text:p>
            </text:list-item>
            <text:list-item>
              <text:p text:style-name="P63">Invariant Point Attention (IPA) modulo</text:p>
            </text:list-item>
            <text:list-item>
              <text:p text:style-name="P75"><text:span text:style-name="T15">output: struttura, </text:span>stime di confidenza (pLDDT, PAE)</text:p>
              <text:p text:style-name="P75"/>
            </text:list-item>
          </text:list>
        </text:list-item>
        <text:list-item>
          <text:p text:style-name="P66">DeepMind, Alphabet Inc, Isomorphic Labs</text:p>
        </text:list-item>
      </text:list>
      <text:p text:style-name="P12"/>
      <text:p text:style-name="P6">6) <text:span text:style-name="T14">USO </text:span><text:span text:style-name="T18">DI</text:span> ALPHAFOLD <text:span text:style-name="T22">E VISUALIZZAZIONE </text:span></text:p>
      <text:list xml:id="list4012172689" text:style-name="L7">
        <text:list-item>
          <text:p text:style-name="P59">github</text:p>
        </text:list-item>
        <text:list-item>
          <text:p text:style-name="P55">colab</text:p>
        </text:list-item>
        <text:list-item>
          <text:p text:style-name="P60">esempio d’uso nel server unipi</text:p>
        </text:list-item>
        <text:list-item>
          <text:p text:style-name="P52">visualizzazione</text:p>
        </text:list-item>
        <text:list-item>
          <text:p text:style-name="P53">differenti rappresentazioni: </text:p>
          <text:list>
            <text:list-item>
              <text:p text:style-name="P57">space-fill, wire-frame, ribbon, surface</text:p>
            </text:list-item>
            <text:list-item>
              <text:p text:style-name="P57">colorazione: evoluzione, potenziale elettrostatico</text:p>
            </text:list-item>
            <text:list-item>
              <text:p text:style-name="P57">combinata</text:p>
            </text:list-item>
          </text:list>
        </text:list-item>
      </text:list>
      <text:p text:style-name="P6"/>
      <text:p text:style-name="P6"><text:soft-page-break/>7) SCENARI <text:span text:style-name="T15">APERTI</text:span> E CONCLUSIONI</text:p>
      <text:list xml:id="list4272917300" text:style-name="L8">
        <text:list-item>
          <text:p text:style-name="P21">impatto di AlphaFold e AlphaFold DB sulle scienze della vita</text:p>
          <text:list>
            <text:list-item>
              <text:p text:style-name="P22"><text:span text:style-name="T19">box etico-morale: </text:span>si sta andando in una direzione troppo data-centric?</text:p>
            </text:list-item>
          </text:list>
        </text:list-item>
        <text:list-item>
          <text:p text:style-name="P23">AlphaFold e covid-19</text:p>
        </text:list-item>
        <text:list-item>
          <text:p text:style-name="P24">drug engineering</text:p>
        </text:list-item>
        <text:list-item>
          <text:p text:style-name="P69">il problema del protein folding non è risolt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2" style:font-family-complex="'Noto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3:18:04.693854691</meta:creation-date>
    <dc:date>2022-01-20T18:36:25.427380767</dc:date>
    <meta:editing-duration>PT4H47M2S</meta:editing-duration>
    <meta:editing-cycles>11</meta:editing-cycles>
    <meta:generator>LibreOffice/7.2.5.2.0$Linux_X86_64 LibreOffice_project/20$Build-2</meta:generator>
    <meta:document-statistic meta:table-count="0" meta:image-count="0" meta:object-count="0" meta:page-count="5" meta:paragraph-count="129" meta:word-count="672" meta:character-count="4155" meta:non-whitespace-character-count="3716"/>
  </office:meta>
</office:document-meta>
</file>